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Ты абсолютно прав! Твоя система — **Омниканальная** (v6.0). Если привязать мозг только к Telegram-боту, то ВКонтакте и Web-чат останутся "тупыми", а просить партнера платить по 100 рублей за каждый канал отдельно — это убьет конверсию и вызовет негатив.</text:p>
      <text:p text:style-name="Standard"/>
      <text:p text:style-name="Standard">**Правильный архитектурный подход:** Подписка привязывается к **Профилю Партнера** (к владельцу системы). </text:p>
      <text:p text:style-name="Standard"/>
      <text:p text:style-name="Standard">Маркетинговый посыл для партнера: *"Оплати 100 рублей, и нейромозг включится СРАЗУ ВО ВСЕЙ твоей империи: в Telegram, в VK и на твоем сайте!"*</text:p>
      <text:p text:style-name="Standard"/>
      <text:p text:style-name="Standard">Вот как это должно быть реализовано технически:</text:p>
      <text:p text:style-name="Standard"/>
      <text:p text:style-name="Standard">### 1. Изменение в Базе Данных</text:p>
      <text:p text:style-name="Standard">Колонку добавляем не в `bots`, а в основную таблицу `users` (профиль партнера).</text:p>
      <text:p text:style-name="Standard"/>
      <text:p text:style-name="Standard">```sql</text:p>
      <text:p text:style-name="Standard">ALTER TABLE users ADD COLUMN ai_active_until Uint64;</text:p>
      <text:p text:style-name="Standard">```</text:p>
      <text:p text:style-name="Standard"/>
      <text:p text:style-name="Standard">### 2. Логика проверки (The Magic)</text:p>
      <text:p text:style-name="Standard">Когда ЛИД (клиент) пишет сообщение в любой канал, система должна спросить себя: *"А кто владелец этого канала, и оплатил ли он подписку?"*</text:p>
      <text:p text:style-name="Standard"/>
      <text:p text:style-name="Standard">В твоей БД уже есть все нужные связи. Мы создадим универсальную функцию проверки:</text:p>
      <text:p text:style-name="Standard"/>
      <text:p text:style-name="Standard">**В `ydb_helper.js` добавляем функцию:**</text:p>
      <text:p text:style-name="Standard">```javascript</text:p>
      <text:p text:style-name="Standard">export async function isOwnerAiActive(leadUser, currentBotToken, currentVkGroupId) {</text:p>
      <text:p text:style-name="Standard"><text:s text:c="2"/>try {</text:p>
      <text:p text:style-name="Standard"><text:s text:c="4"/>let ownerId = null;</text:p>
      <text:p text:style-name="Standard"/>
      <text:p text:style-name="Standard"><text:s text:c="4"/>// 1. Пытаемся найти владельца через Telegram бота</text:p>
      <text:p text:style-name="Standard"><text:s text:c="4"/>if (currentBotToken &amp;&amp; currentBotToken !== "VK_CENTRAL_GROUP") {</text:p>
      <text:p text:style-name="Standard"><text:s text:c="6"/>const botInfo = await getBotInfo(currentBotToken);</text:p>
      <text:p text:style-name="Standard"><text:s text:c="6"/>if (botInfo) ownerId = botInfo.owner_id;</text:p>
      <text:p text:style-name="Standard"><text:s text:c="4"/>} </text:p>
      <text:p text:style-name="Standard"><text:s text:c="4"/>// 2. Пытаемся найти владельца через VK группу</text:p>
      <text:p text:style-name="Standard"><text:s text:c="4"/>else if (currentVkGroupId) {</text:p>
      <text:p text:style-name="Standard"><text:s text:c="6"/>const botInfo = await getBotInfoByVkGroup(currentVkGroupId);</text:p>
      <text:p text:style-name="Standard"><text:soft-page-break/><text:s text:c="6"/>if (botInfo) ownerId = botInfo.owner_id;</text:p>
      <text:p text:style-name="Standard"><text:s text:c="4"/>}</text:p>
      <text:p text:style-name="Standard"><text:s text:c="4"/>// 3. Ищем по реферальному хвосту (для Web-чата)</text:p>
      <text:p text:style-name="Standard"><text:s text:c="4"/>else if (leadUser.partner_id) {</text:p>
      <text:p text:style-name="Standard"><text:s text:c="6"/>// Ищем юзера, у которого sh_ref_tail равен partner_id этого лида</text:p>
      <text:p text:style-name="Standard"><text:s text:c="6"/>const owner = await driver.tableClient.withSession(async (session) =&gt; {</text:p>
      <text:p text:style-name="Standard"><text:s text:c="8"/>const { resultSets } = await session.executeQuery(</text:p>
      <text:p text:style-name="Standard"><text:s text:c="10"/>`DECLARE $tail AS Utf8; SELECT id, ai_active_until FROM users WHERE sh_ref_tail = $tail LIMIT 1;`,</text:p>
      <text:p text:style-name="Standard"><text:s text:c="10"/>{ $tail: TypedValues.utf8(String(leadUser.partner_id)) }</text:p>
      <text:p text:style-name="Standard"><text:s text:c="8"/>);</text:p>
      <text:p text:style-name="Standard"><text:s text:c="8"/>return resultSets[0]?.rows[0];</text:p>
      <text:p text:style-name="Standard"><text:s text:c="6"/>});</text:p>
      <text:p text:style-name="Standard"><text:s text:c="6"/>if (owner) {</text:p>
      <text:p text:style-name="Standard"><text:s text:c="8"/>const activeUntil = owner.items[1]?.uint64Value ? Number(owner.items[1].uint64Value) : 0;</text:p>
      <text:p text:style-name="Standard"><text:s text:c="8"/>return activeUntil &gt; Date.now();</text:p>
      <text:p text:style-name="Standard"><text:s text:c="6"/>}</text:p>
      <text:p text:style-name="Standard"><text:s text:c="4"/>}</text:p>
      <text:p text:style-name="Standard"/>
      <text:p text:style-name="Standard"><text:s text:c="4"/>// Если нашли owner_id (для TG/VK), проверяем его подписку</text:p>
      <text:p text:style-name="Standard"><text:s text:c="4"/>if (ownerId) {</text:p>
      <text:p text:style-name="Standard"><text:s text:c="6"/>const owner = await getUser(ownerId);</text:p>
      <text:p text:style-name="Standard"><text:s text:c="6"/>if (owner &amp;&amp; owner.ai_active_until) {</text:p>
      <text:p text:style-name="Standard"><text:s text:c="8"/>return owner.ai_active_until &gt; Date.now();</text:p>
      <text:p text:style-name="Standard"><text:s text:c="6"/>}</text:p>
      <text:p text:style-name="Standard"><text:s text:c="4"/>}</text:p>
      <text:p text:style-name="Standard"><text:s text:c="4"/></text:p>
      <text:p text:style-name="Standard"><text:s text:c="4"/>// Если это главный системный бот (твой), ИИ работает всегда (или по твоим лимитам)</text:p>
      <text:p text:style-name="Standard"><text:s text:c="4"/>if (currentBotToken === process.env.BOT_TOKEN) return true;</text:p>
      <text:p text:style-name="Standard"/>
      <text:p text:style-name="Standard"><text:s text:c="4"/>return false;</text:p>
      <text:p text:style-name="Standard"><text:s text:c="2"/>} catch (e) {</text:p>
      <text:p text:style-name="Standard"><text:s text:c="4"/>log.error("Error checking owner AI status", e);</text:p>
      <text:p text:style-name="Standard"><text:s text:c="4"/>return false;</text:p>
      <text:p text:style-name="Standard"><text:s text:c="2"/>}</text:p>
      <text:p text:style-name="Standard">}</text:p>
      <text:p text:style-name="Standard">```</text:p>
      <text:p text:style-name="Standard"/>
      <text:p text:style-name="Standard">### 3. Как это будет работать в каналах:</text:p>
      <text:p text:style-name="Standard"><text:soft-page-break/></text:p>
      <text:p text:style-name="Standard">**В Telegram (`telegram_actions.js`):**</text:p>
      <text:p text:style-name="Standard">```javascript</text:p>
      <text:p text:style-name="Standard">const isAiActive = await ydb.isOwnerAiActive(u, token, null);</text:p>
      <text:p text:style-name="Standard">if (isAiActive) {</text:p>
      <text:p text:style-name="Standard"><text:s text:c="4"/>const aiResponse = await askNeuroGenAI(txt, u);</text:p>
      <text:p text:style-name="Standard"><text:s text:c="4"/>// ... отправка ответа</text:p>
      <text:p text:style-name="Standard">} else {</text:p>
      <text:p text:style-name="Standard"><text:s text:c="4"/>// ... заглушка "Консультант отдыхает"</text:p>
      <text:p text:style-name="Standard">}</text:p>
      <text:p text:style-name="Standard">```</text:p>
      <text:p text:style-name="Standard"/>
      <text:p text:style-name="Standard">**В VK (`vk_handler.js`):**</text:p>
      <text:p text:style-name="Standard">```javascript</text:p>
      <text:p text:style-name="Standard">const isAiActive = await ydb.isOwnerAiActive(vkUser, null, message.group_id);</text:p>
      <text:p text:style-name="Standard">if (isAiActive) {</text:p>
      <text:p text:style-name="Standard"><text:s text:c="4"/>// ... ИИ ответ</text:p>
      <text:p text:style-name="Standard">}</text:p>
      <text:p text:style-name="Standard">```</text:p>
      <text:p text:style-name="Standard"/>
      <text:p text:style-name="Standard">**В Web-чате (`web_chat.js`):**</text:p>
      <text:p text:style-name="Standard">```javascript</text:p>
      <text:p text:style-name="Standard">// Web-чат использует partner_id (он есть в объекте webUser)</text:p>
      <text:p text:style-name="Standard">const isAiActive = await ydb.isOwnerAiActive(webUser, null, null);</text:p>
      <text:p text:style-name="Standard">if (isAiActive) {</text:p>
      <text:p text:style-name="Standard"><text:s text:c="4"/>// ... ИИ ответ</text:p>
      <text:p text:style-name="Standard">}</text:p>
      <text:p text:style-name="Standard">```</text:p>
      <text:p text:style-name="Standard"/>
      <text:p text:style-name="Standard">### 4. Обработка оплаты (`payment_webhook.js`)</text:p>
      <text:p text:style-name="Standard">Тут всё становится очень просто. Когда партнер платит, мы просто обновляем его профиль:</text:p>
      <text:p text:style-name="Standard"/>
      <text:p text:style-name="Standard">```javascript</text:p>
      <text:p text:style-name="Standard">if (hubProductId === process.env.PRODUCT_ID_AI_SUBSCRIPTION) {</text:p>
      <text:p text:style-name="Standard"><text:s text:c="2"/>// u - это профиль партнера, совершившего оплату</text:p>
      <text:p text:style-name="Standard"><text:s text:c="2"/>const currentExpiry = u.ai_active_until || Date.now();</text:p>
      <text:p text:style-name="Standard"><text:s text:c="2"/>// Продлеваем на 30 дней</text:p>
      <text:p text:style-name="Standard"><text:s text:c="2"/>u.ai_active_until = Math.max(currentExpiry, Date.now()) + (30 * 24 * 60 * 60 * 1000);</text:p>
      <text:p text:style-name="Standard"><text:s text:c="2"/></text:p>
      <text:p text:style-name="Standard"><text:s text:c="2"/>await ydb.saveUser(u);</text:p>
      <text:p text:style-name="Standard"><text:soft-page-break/></text:p>
      <text:p text:style-name="Standard"><text:s text:c="2"/>await bot.telegram.sendMessage(</text:p>
      <text:p text:style-name="Standard"><text:s text:c="4"/>u.user_id, </text:p>
      <text:p text:style-name="Standard"><text:s text:c="4"/>"🚀 &lt;b&gt;СИНХРОНИЗАЦИЯ ПРОШЛА УСПЕШНО!&lt;/b&gt;\n\nНейромозг активирован для ВСЕХ ваших каналов (Telegram, VK, Web) на 30 дней.\nТеперь ваши лиды конвертируются с максимальной эффективностью.",</text:p>
      <text:p text:style-name="Standard"><text:s text:c="4"/>{ parse_mode: "HTML" }</text:p>
      <text:p text:style-name="Standard"><text:s text:c="2"/>);</text:p>
      <text:p text:style-name="Standard">}</text:p>
      <text:p text:style-name="Standard">```</text:p>
      <text:p text:style-name="Standard"/>
      <text:p text:style-name="Standard">### Что передать ИИ-агенту для внедрения:</text:p>
      <text:p text:style-name="Standard"/>
      <text:p text:style-name="Standard">&gt; "Реализуй платную подписку на ИИ-консультанта (SaaS-модель) по принципу Омниканальности.</text:p>
      <text:p text:style-name="Standard">&gt; 1. Добавь колонку `ai_active_until` (Uint64) в таблицу `users`.</text:p>
      <text:p text:style-name="Standard">&gt; 2. Создай функцию `isOwnerAiActive(leadUser, botToken, vkGroupId)` в `ydb_helper.js`. Она должна определять владельца канала, в который пишет лид, и проверять, активна ли подписка `ai_active_until` у **владельца**.</text:p>
      <text:p text:style-name="Standard">&gt; 3. Внедрить вызов этой проверки перед обращением к OpenRouter во всех трех каналах: `telegram_actions.js`, `vk_handler.js`, `web_chat.js`. Если подписка владельца не активна, лид получает сообщение, что ИИ-помощник находится в режиме ожидания (плюс вывод кнопок меню).</text:p>
      <text:p text:style-name="Standard">&gt; 4. В `payment_webhook.js` добавь обработку продукта подписки. При оплате нужно прибавлять 30 дней к полю `ai_active_until` купившего пользователя и отправлять ему уведомление, что нейромозг включен для всех его площадок."</text:p>
      <text:p text:style-name="Standard"/>
      <text:p text:style-name="Standard">Эта архитектура делает твою платформу настоящим **Enterprise SaaS**. Партнер покупает одну подписку, и вся его "паутина" моментально становится умной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meta:initial-creator>Scott Templer</meta:initial-creator>
    <meta:creation-date>2006-05-16T10:26:40</meta:creation-date>
    <dc:language>en-US</dc:language>
    <meta:editing-cycles>2</meta:editing-cycles>
    <meta:editing-duration>PT30S</meta:editing-duration>
    <dc:date>2026-04-21T22:26:10.242851701</dc:date>
    <meta:document-statistic meta:table-count="0" meta:image-count="0" meta:object-count="0" meta:page-count="4" meta:paragraph-count="109" meta:word-count="670" meta:character-count="5194" meta:non-whitespace-character-count="4356"/>
    <meta:user-defined meta:name="Info 1"/>
    <meta:user-defined meta:name="Info 2"/>
    <meta:user-defined meta:name="Info 3"/>
    <meta:user-defined meta:name="Info 4"/>
  </office:meta>
</office:document-meta>
</file>